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dobe Garamond Pro" fo:font-size="15pt" officeooo:paragraph-rsid="00048d65" fo:background-color="#ffffff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color="#000000" style:font-name="Adobe Garamond Pro" fo:font-size="15pt" officeooo:paragraph-rsid="00048d65" fo:background-color="#ffffff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color="#000000" officeooo:paragraph-rsid="00048d65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dobe Garamond Pro" fo:font-size="28pt" officeooo:paragraph-rsid="00048d65" fo:background-color="#ffffff" style:font-size-asian="28pt" style:font-size-complex="28pt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font-name="Adobe Garamond Pro" fo:font-size="15pt" officeooo:paragraph-rsid="00048d65" fo:background-color="#ffffff" style:font-size-asian="15pt" style:font-size-complex="15pt"/>
    </style:style>
    <style:style style:name="P6" style:family="paragraph">
      <style:paragraph-properties fo:text-align="center"/>
    </style:style>
    <style:style style:name="T1" style:family="text">
      <style:text-properties officeooo:rsid="0015e495"/>
    </style:style>
    <style:style style:name="T2" style:family="text">
      <style:text-properties style:font-name="Adobe Garamond Pro" fo:font-size="24pt" fo:background-color="#ffffff" loext:char-shading-value="0" style:font-size-asian="24pt" style:font-size-complex="24pt"/>
    </style:style>
    <style:style style:name="T3" style:family="text">
      <style:text-properties style:font-name="Adobe Garamond Pro" fo:font-size="24pt" officeooo:rsid="00116120" fo:background-color="#ffffff" loext:char-shading-value="0" style:font-size-asian="24pt" style:font-size-complex="24pt"/>
    </style:style>
    <style:style style:name="T4" style:family="text">
      <style:text-properties style:font-name="Adobe Garamond Pro" fo:font-size="24pt" officeooo:rsid="00048d65" fo:background-color="#ffffff" loext:char-shading-value="0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fo:padding-top="0.0201in" fo:padding-bottom="0.0201in" fo:padding-left="0.0201in" fo:padding-right="0.020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erwalk Institute of Technology</text:p>
      <text:p text:style-name="P1">Sifal, Kathmandu</text:p>
      <text:p text:style-name="P1"/>
      <text:p text:style-name="P1"><draw:line text:anchor-type="paragraph" draw:z-index="0" draw:style-name="gr1" draw:text-style-name="P6" svg:x1="3.352in" svg:y1="0.3909in" svg:x2="3.3602in" svg:y2="3.8256in"><text:p/></draw:line><draw:line text:anchor-type="paragraph" draw:z-index="1" draw:style-name="gr1" draw:text-style-name="P6" svg:x1="3.9252in" svg:y1="0.9154in" svg:x2="3.9323in" svg:y2="3.3618in"><text:p/></draw:line><draw:line text:anchor-type="paragraph" draw:z-index="2" draw:style-name="gr1" draw:text-style-name="P6" svg:x1="2.7173in" svg:y1="0.928in" svg:x2="2.7256in" svg:y2="3.374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Artificial Intelligence Practical - </text:span><text:span text:style-name="T4">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">Submitted By:</text:span><text:tab/><text:tab/><text:tab/><text:tab/><text:tab/><text:tab/><text:tab/><text:tab/><text:span text:style-name="T5">Submitted To:</text:span></text:p>
      <text:p text:style-name="P2">Name: Sagar Giri<text:tab/><text:tab/><text:tab/><text:tab/><text:tab/><text:tab/><text:tab/><text:tab/>Sudan Prajapati</text:p>
      <text:p text:style-name="P2">Roll No: 205</text:p>
      <text:p text:style-name="P2">Section: A</text:p>
      <text:p text:style-name="P2"/>
      <text:p text:style-name="P2"/>
      <text:p text:style-name="P2"><text:tab/><text:tab/><text:tab/><text:tab/></text:p>
      <text:p text:style-name="P1">Date: <text:span text:style-name="T1">22 April 2015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22:39:14.369332282</meta:creation-date>
    <dc:date>2015-04-21T22:39:41.574978088</dc:date>
    <meta:editing-duration>P0D</meta:editing-duration>
    <meta:editing-cycles>1</meta:editing-cycles>
    <meta:document-statistic meta:table-count="0" meta:image-count="0" meta:object-count="0" meta:page-count="2" meta:paragraph-count="9" meta:word-count="29" meta:character-count="203" meta:non-whitespace-character-count="164"/>
    <meta:generator>LibreOffice/4.2.7.2$Linux_X86_64 LibreOffice_project/420m0$Build-2</meta:generator>
  </office:meta>
</office:document-meta>
</file>